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00ced1" draw:textarea-horizontal-align="justify" draw:textarea-vertical-align="middle" draw:auto-grow-height="false" fo:min-height="5.338cm" fo:min-width="1.532cm"/>
      <style:paragraph-properties style:writing-mode="lr-tb"/>
    </style:style>
    <style:style style:name="gr2" style:family="graphic" style:parent-style-name="standard">
      <style:graphic-properties svg:stroke-color="#ffffff" draw:fill-color="#00bfff" draw:textarea-horizontal-align="justify" draw:textarea-vertical-align="middle" draw:auto-grow-height="false" fo:min-height="5.338cm" fo:min-width="6.866cm"/>
      <style:paragraph-properties style:writing-mode="lr-tb"/>
    </style:style>
    <style:style style:name="gr3" style:family="graphic" style:parent-style-name="standard">
      <style:graphic-properties svg:stroke-color="#ffffff" draw:fill-color="#00bfff" draw:textarea-horizontal-align="justify" draw:textarea-vertical-align="middle" draw:auto-grow-height="false" fo:min-height="6.862cm" fo:min-width="3.31cm"/>
      <style:paragraph-properties style:writing-mode="lr-tb"/>
    </style:style>
    <style:style style:name="gr4" style:family="graphic" style:parent-style-name="standard">
      <style:graphic-properties svg:stroke-color="#ffffff" draw:fill-color="#e0ffff" draw:textarea-horizontal-align="justify" draw:textarea-vertical-align="middle" draw:auto-grow-height="false" fo:min-height="1.528cm" fo:min-width="1.024cm"/>
      <style:paragraph-properties style:writing-mode="lr-tb"/>
    </style:style>
    <style:style style:name="gr5" style:family="graphic" style:parent-style-name="standard">
      <style:graphic-properties svg:stroke-color="#ffffff" draw:fill-color="#00bfff" draw:textarea-horizontal-align="justify" draw:textarea-vertical-align="middle" draw:auto-grow-height="false" fo:min-height="2.59cm" fo:min-width="2.548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svg:stroke-color="#ffffff" draw:fill-color="#00bfff" draw:textarea-horizontal-align="justify" draw:textarea-vertical-align="middle" draw:auto-grow-height="false" fo:min-height="8.178cm" fo:min-width="6.866cm"/>
      <style:paragraph-properties style:writing-mode="lr-tb"/>
    </style:style>
    <style:style style:name="gr8" style:family="graphic" style:parent-style-name="standard">
      <style:graphic-properties draw:stroke="none" svg:stroke-color="#ffffff" draw:fill-color="#00bfff" draw:textarea-horizontal-align="justify" draw:textarea-vertical-align="middle" draw:auto-grow-height="false" fo:min-height="1.02cm" fo:min-width="3.056cm"/>
      <style:paragraph-properties style:writing-mode="lr-tb"/>
    </style:style>
    <style:style style:name="gr9" style:family="graphic" style:parent-style-name="standard">
      <style:graphic-properties draw:stroke="none" svg:stroke-color="#ffffff" draw:fill-color="#f0e68c" draw:textarea-horizontal-align="justify" draw:textarea-vertical-align="middle" draw:auto-grow-height="false" fo:min-height="1.02cm" fo:min-width="5.5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svg:stroke-color="#ffffff" draw:fill-color="#00bfff" draw:textarea-horizontal-align="justify" draw:textarea-vertical-align="middle" draw:auto-grow-height="false" fo:min-height="3.306cm" fo:min-width="7.374cm"/>
      <style:paragraph-properties style:writing-mode="lr-tb"/>
    </style:style>
    <style:style style:name="gr12" style:family="graphic" style:parent-style-name="standard">
      <style:graphic-properties draw:stroke="none" svg:stroke-color="#ffffff" draw:fill-color="#00bfff" draw:textarea-horizontal-align="justify" draw:textarea-vertical-align="middle" draw:auto-grow-height="false" fo:min-height="0.651cm" fo:min-width="2.294cm"/>
      <style:paragraph-properties style:writing-mode="lr-tb"/>
    </style:style>
    <style:style style:name="gr13" style:family="graphic" style:parent-style-name="standard">
      <style:graphic-properties draw:stroke="none" svg:stroke-color="#ffffff" draw:fill-color="#c0c0c0" draw:textarea-horizontal-align="justify" draw:textarea-vertical-align="middle" draw:auto-grow-height="false" fo:min-height="0.258cm" fo:min-width="5.596cm"/>
      <style:paragraph-properties style:writing-mode="lr-tb"/>
    </style:style>
    <style:style style:name="gr14" style:family="graphic" style:parent-style-name="standard">
      <style:graphic-properties svg:stroke-color="#ffffff" draw:fill-color="#00ced1" draw:textarea-horizontal-align="justify" draw:textarea-vertical-align="middle" draw:auto-grow-height="false" fo:min-height="1.528cm" fo:min-width="2.802cm"/>
      <style:paragraph-properties style:writing-mode="lr-tb"/>
    </style:style>
    <style:style style:name="gr15" style:family="graphic" style:parent-style-name="standard">
      <style:graphic-properties draw:stroke="none" svg:stroke-color="#ffffff" draw:fill-color="#c0c0c0" draw:textarea-horizontal-align="justify" draw:textarea-vertical-align="middle" draw:auto-grow-height="false" fo:min-height="0.258cm" fo:min-width="2.802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ced1"/>
      <style:paragraph-properties fo:text-align="center"/>
    </style:style>
    <style:style style:name="P3" style:family="paragraph">
      <loext:graphic-properties draw:fill-color="#00bfff"/>
      <style:paragraph-properties fo:text-align="center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-color="#e0ffff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00bfff"/>
      <style:paragraph-properties fo:text-align="center"/>
      <style:text-properties fo:font-size="10.5pt" style:font-size-asian="10.5pt" style:font-size-complex="10.5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-color="#f0e68c"/>
      <style:paragraph-properties fo:text-align="center"/>
      <style:text-properties fo:font-size="12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-color="#c0c0c0"/>
      <style:paragraph-properties fo:text-align="center"/>
      <style:text-properties fo:font-size="12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032cm" svg:height="5.588cm" svg:x="2.032cm" svg:y="3.256cm">
          <text:p text:style-name="P1">Kestr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5.588cm" svg:x="6.096cm" svg:y="3.256cm">
          <text:p text:style-name="P1">Middlewar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7.112cm" svg:x="14.732cm" svg:y="3.256cm">
          <text:p text:style-name="P1">Websites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24cm" svg:height="1.778cm" svg:x="6.35cm" svg:y="7.066cm">
          <text:p text:style-name="P4"><text:span text:style-name="T1">Exception</text:span></text:p>
          <text:p text:style-name="P4"><text:span text:style-name="T1">Redirec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048cm" svg:height="2.84cm" svg:x="6.096cm" svg:y="9.606cm">
          <text:p text:style-name="P4"><text:span text:style-name="T1">Error</text:span></text:p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7.112cm" svg:y1="8.844cm" svg:x2="7.112cm" svg:y2="9.606cm">
          <text:p/>
        </draw:line>
        <draw:custom-shape draw:style-name="gr4" draw:text-style-name="P5" draw:layer="layout" svg:width="1.524cm" svg:height="1.778cm" svg:x="8.128cm" svg:y="7.066cm">
          <text:p text:style-name="P4"><text:span text:style-name="T1">HTTPS</text:span></text:p>
          <text:p text:style-name="P4"><text:span text:style-name="T1">Redirec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24cm" svg:height="1.778cm" svg:x="9.906cm" svg:y="7.066cm">
          <text:p text:style-name="P4"><text:span text:style-name="T1">Static</text:span></text:p>
          <text:p text:style-name="P4"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24cm" svg:height="1.778cm" svg:x="11.684cm" svg:y="7.066cm">
          <text:p text:style-name="P4"><text:span text:style-name="T1">Routing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3.208cm" svg:y1="8.082cm" svg:x2="14.732cm" svg:y2="8.082cm">
          <text:p/>
        </draw:line>
        <draw:line draw:style-name="gr6" draw:text-style-name="P7" draw:layer="layout" svg:x1="14.732cm" svg:y1="8.59cm" svg:x2="13.208cm" svg:y2="8.59cm">
          <text:p/>
        </draw:line>
        <draw:line draw:style-name="gr6" draw:text-style-name="P7" draw:layer="layout" svg:x1="4.064cm" svg:y1="7.574cm" svg:x2="6.096cm" svg:y2="7.574cm">
          <text:p/>
        </draw:line>
        <draw:line draw:style-name="gr6" draw:text-style-name="P7" draw:layer="layout" svg:x1="6.096cm" svg:y1="8.59cm" svg:x2="4.064cm" svg:y2="8.59cm">
          <text:p/>
        </draw:line>
        <draw:custom-shape draw:style-name="gr7" draw:text-style-name="P3" draw:layer="layout" svg:width="7.366cm" svg:height="8.428cm" svg:x="20.574cm" svg:y="3.002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56cm" svg:height="1.27cm" svg:x="20.828cm" svg:y="3.256cm">
          <text:p text:style-name="P1">Dependency</text:p>
          <text:p text:style-name="P1">Injection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096cm" svg:height="1.27cm" svg:x="21.336cm" svg:y="9.86cm">
          <text:p text:style-name="P8">ApplicationDbContext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096cm" svg:height="1.27cm" svg:x="21.336cm" svg:y="4.78cm">
          <text:p text:style-name="P8">SaveHomepageSnapshot</text:p>
          <text:p text:style-name="P8">ToDiskHandler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096cm" svg:height="1.27cm" svg:x="21.336cm" svg:y="6.812cm">
          <text:p text:style-name="P8">SaveHomepageSnapshot</text:p>
          <text:p text:style-name="P8">Options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0.574cm" svg:y1="4.572cm" svg:x2="18.542cm" svg:y2="4.572cm">
          <text:p/>
        </draw:line>
        <draw:frame draw:style-name="gr10" draw:text-style-name="P11" draw:layer="layout" svg:width="2.322cm" svg:height="1.433cm" svg:x="18.506cm" svg:y="5.08cm">
          <draw:text-box>
            <text:p text:style-name="P10"><text:span text:style-name="T2">Inject</text:span></text:p>
            <text:p text:style-name="P10"><text:span text:style-name="T2">Through </text:span></text:p>
            <text:p text:style-name="P10"><text:span text:style-name="T2">Constructor</text:span></text:p>
          </draw:text-box>
        </draw:frame>
        <draw:line draw:style-name="gr6" draw:text-style-name="P7" draw:layer="layout" svg:x1="24.384cm" svg:y1="6.812cm" svg:x2="24.384cm" svg:y2="6.05cm">
          <text:p/>
        </draw:line>
        <draw:custom-shape draw:style-name="gr11" draw:text-style-name="P3" draw:layer="layout" svg:width="7.874cm" svg:height="3.556cm" svg:x="19.812cm" svg:y="11.938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94cm" svg:height="0.901cm" svg:x="19.812cm" svg:y="11.938cm">
          <text:p text:style-name="P1">Models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.096cm" svg:height="0.508cm" svg:x="20.574cm" svg:y="13.508cm">
          <text:p text:style-name="P8">HomepageSnapshot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.096cm" svg:height="0.508cm" svg:x="20.574cm" svg:y="14.17cm">
          <text:p text:style-name="P8">WebsiteCategory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.096cm" svg:height="0.508cm" svg:x="20.574cm" svg:y="14.832cm">
          <text:p text:style-name="P8">WebsiteCredentials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6.096cm" svg:height="0.508cm" svg:x="20.574cm" svg:y="12.8cm">
          <text:p text:style-name="P8">Website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096cm" svg:height="1.27cm" svg:x="21.336cm" svg:y="8.336cm">
          <text:p text:style-name="P8">PasswordSaf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3.302cm" svg:height="1.778cm" svg:x="23.876cm" svg:y="0.716cm">
          <text:p text:style-name="P1">DISK I/O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5.654cm" svg:y1="4.78cm" svg:x2="25.654cm" svg:y2="2.494cm">
          <text:p/>
        </draw:line>
        <draw:custom-shape draw:style-name="gr15" draw:text-style-name="P12" draw:layer="layout" svg:width="3.302cm" svg:height="0.508cm" svg:x="14.986cm" svg:y="7.574cm">
          <text:p text:style-name="P8">BindWebsite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302cm" svg:height="0.508cm" svg:x="14.986cm" svg:y="8.59cm">
          <text:p text:style-name="P8">OutputWebsite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4.638cm" svg:y1="12.8cm" svg:x2="24.638cm" svg:y2="11.13cm">
          <text:p/>
        </draw:line>
        <draw:frame draw:style-name="gr10" draw:text-style-name="P11" draw:layer="layout" svg:width="1.81cm" svg:height="0.645cm" svg:x="-0.032cm" svg:y="6.858cm">
          <draw:text-box>
            <text:p text:style-name="P10"><text:span text:style-name="T2">Request</text:span></text:p>
          </draw:text-box>
        </draw:frame>
        <draw:frame draw:style-name="gr10" draw:text-style-name="P11" draw:layer="layout" svg:width="2.085cm" svg:height="0.645cm" svg:x="0cm" svg:y="7.874cm">
          <draw:text-box>
            <text:p text:style-name="P10"><text:span text:style-name="T2">Response</text:span></text:p>
          </draw:text-box>
        </draw:frame>
        <draw:line draw:style-name="gr6" draw:text-style-name="P7" draw:layer="layout" svg:x1="2.032cm" svg:y1="8.636cm" svg:x2="0.254cm" svg:y2="8.636cm">
          <text:p/>
        </draw:line>
        <draw:line draw:style-name="gr6" draw:text-style-name="P7" draw:layer="layout" svg:x1="0.508cm" svg:y1="7.62cm" svg:x2="2.032cm" svg:y2="7.62cm">
          <text:p/>
        </draw:line>
        <draw:custom-shape draw:style-name="gr15" draw:text-style-name="P12" draw:layer="layout" svg:width="3.302cm" svg:height="0.508cm" svg:x="14.986cm" svg:y="9.144cm">
          <text:p text:style-name="P8">Pagination</text:p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1.5cm" svg:height="1.119cm" svg:x="6.534cm" svg:y="0.659cm">
          <draw:text-box>
            <text:p><text:span text:style-name="T3">Component Interaction Diagram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8T00:35:35.532000000</meta:creation-date>
    <dc:date>2020-09-28T01:10:40.262000000</dc:date>
    <meta:editing-duration>PT4M13S</meta:editing-duration>
    <meta:editing-cycles>1</meta:editing-cycles>
    <meta:generator>LibreOffice/6.4.4.2$Windows_X86_64 LibreOffice_project/3d775be2011f3886db32dfd395a6a6d1ca2630ff</meta:generator>
    <meta:document-statistic meta:object-count="62"/>
  </office:meta>
</office:document-meta>
</file>